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inherit" svg:font-family="inherit"/>
    <style:font-face style:name="Arial2" svg:font-family="Arial" style:font-family-generic="swiss"/>
    <style:font-face style:name="Sitka Heading" svg:font-family="'Sitka Headin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ize="10pt" fo:font-style="italic" style:font-size-asian="10pt" style:font-style-asian="italic" style:font-size-complex="10pt" style:font-style-complex="italic"/>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9" style:font-name="inherit" fo:font-size="9pt" fo:letter-spacing="normal" fo:font-style="normal" fo:font-weight="normal"/>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d2129" style:font-name="inherit" fo:font-size="9pt" fo:letter-spacing="normal" fo:font-style="normal" fo:font-weight="normal"/>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9" style:font-name="inherit" fo:font-size="9pt" fo:letter-spacing="normal" fo:font-style="italic" fo:font-weight="normal" style:font-style-asian="italic" style:font-style-complex="italic"/>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9" style:font-name="inherit" fo:font-size="10pt" fo:letter-spacing="normal" fo:font-style="normal" fo:font-weight="normal" style:font-size-asian="10pt" style:font-size-complex="10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9" style:font-name="inherit" fo:font-size="11pt" fo:letter-spacing="normal"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d2129" style:font-name="Sitka Heading" fo:font-size="9pt" fo:letter-spacing="normal" fo:font-style="normal" fo:font-weight="bold" style:font-weight-asian="bold" style:font-weight-complex="bold"/>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d2129" style:font-name="Sitka Heading" fo:font-size="9pt" fo:letter-spacing="normal" fo:font-style="normal" fo:font-weight="bold" style:font-weight-asian="bold" style:font-weight-complex="bold"/>
    </style:style>
    <style:style style:name="P1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d2129" style:font-name="Sitka Heading" fo:font-size="10pt" fo:letter-spacing="normal" fo:font-style="normal" fo:font-weight="bold" style:font-size-asian="10pt" style:font-weight-asian="bold" style:font-size-complex="10pt" style:font-weight-complex="bold"/>
    </style:style>
    <style:style style:name="T1" style:family="text">
      <style:text-properties fo:font-variant="normal" fo:text-transform="none" fo:color="#1d2129" style:font-name="inherit" fo:font-size="9pt" fo:letter-spacing="normal" fo:font-style="normal" fo:font-weight="normal"/>
    </style:style>
    <style:style style:name="T2" style:family="text">
      <style:text-properties fo:font-variant="normal" fo:text-transform="none" fo:color="#1d2129" style:font-name="inherit" fo:font-size="9pt" fo:letter-spacing="normal" fo:font-weight="normal"/>
    </style:style>
    <style:style style:name="T3" style:family="text">
      <style:text-properties fo:font-variant="normal" fo:text-transform="none" fo:color="#1d2129" style:font-name="inherit" fo:letter-spacing="normal" fo:font-weight="normal"/>
    </style:style>
    <style:style style:name="T4" style:family="text">
      <style:text-properties fo:font-style="italic" style:font-style-asian="italic" style:font-style-complex="italic"/>
    </style:style>
    <style:style style:name="T5" style:family="text">
      <style:text-properties style:font-style-asian="normal" style:font-style-complex="normal"/>
    </style:style>
    <style:style style:name="T6" style:family="text">
      <style:text-properties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DIAS</text:p>
      <text:p text:style-name="P9"/>
      <text:p text:style-name="P10">Nota 1: Al final del día hay que dormir, <text:s/>al apurar esta acción, una barra de depresión que aparece al siguiente día, ira subiendo. Cuanto mas alta este esta barra, peores opciones de conversación tendremos, lo que bajara la barra de relación con nuestros otros 2 compañeros, y todas las demás barras, empezaran con un 20% menos de lo normal.</text:p>
      <text:p text:style-name="P10"/>
      <text:p text:style-name="P10">Nota 2: En ningún momento se explica el porque los 3 protagonistas están encerrados en el refugio, ni siquiera ellos se lo preguntan, dando a entender de que ellos si saben el porque. Simplemente intentan sobrevivir y agrandar el agujero del sótano.</text:p>
      <text:p text:style-name="P10"/>
      <text:p text:style-name="P10">Nota 3: Los días duran 10 minutos, después de los 10 minutos, los 2 protagonistas no controlables, se irán a dormir.</text:p>
      <text:p text:style-name="P6"/>
      <text:p text:style-name="P3"/>
      <text:p text:style-name="P3"/>
      <text:p text:style-name="P1"><text:span text:style-name="T2">1- Entrada al refugio: </text:span></text:p>
      <text:p text:style-name="Standard"><text:span text:style-name="T1"/></text:p>
      <text:p text:style-name="Standard"><text:span text:style-name="T1">-Hay que tapiar entradas y salidas. ( SI no se hace, al día siguiente aparecerá una plaga de bichos pequeños que pudrirán el 70% de todos los alimentos)</text:span></text:p>
      <text:p text:style-name="Standard"><text:span text:style-name="T1">-Descubrir todos los objetos que se puedan pasando el ratón y guardándolos donde corresponda. (Si no se hace, los objetos restantes seguirán estando en el mismo sitio al día siguiente, pero si son alimentos, aparecerán podridos)</text:span></text:p>
      <text:p text:style-name="Standard"><text:span text:style-name="T1">-Conectar la bomba de agua (Si no se hace, el segundo día unos de los personajes no controlable la activara, y tendremos un 50% menos de reserva de agua durante todo el juego.</text:span></text:p>
      <text:p text:style-name="Standard"><text:span text:style-name="T1">-Conectar la luz general (Si no se hace, la nevera no funcionara, los alimentos bajaran su resistencia estrepitosamente hasta pudrirse y todo permanecerá a oscuras , lo que les impedirá interaccionar con los elementos y objetos</text:span></text:p>
      <text:p text:style-name="Standard"><text:span text:style-name="T1">-Nevera (Si no se conecta la nevera, guardar los alimentos en ella, sera exactamente lo mismo que mantener los alimentos fuera de ella)</text:span></text:p>
      <text:p text:style-name="Standard"><text:span text:style-name="T1">-Guardar la comida para que aguante el máximo posible.(Si no se hace, la barra invisible del aguante de los alimentos, bajara estrepitosamente)</text:span></text:p>
      <text:p text:style-name="Standard"><text:span text:style-name="T1">-Asignación de la cama para cada uno. (Esto se puede hacer hablando con los otros protagonistas, si no se hace, al final del día todos se reunirán en la sala principal y se forzara al jugador a elegir</text:span></text:p>
      <text:p text:style-name="Standard"><text:span text:style-name="T1"/></text:p>
      <text:p text:style-name="P2"><text:span text:style-name="T3">(Este día se da a conocer al agujero, un brecha que esta en la pared del sótano)</text:span></text:p>
      <text:p text:style-name="P3"><text:s/></text:p>
      <text:p text:style-name="P3"><text:span text:style-name="T4">2- El agujero</text:span></text:p>
      <text:p text:style-name="P5"/>
      <text:p text:style-name="P3">-Asignar la persona encargada de cavar (Al principio del día habrá que elegir quien es la persona encargada de trabajar en el agujero) Podemos encargarnos nosotros de controlar a ese personaje para acelerar el proceso o dejarlo en automático con otro personaje, con la penalización de que un personaje no controlable, trabajara muy lento. (Al controlar al personaje, el cavar, sera un minijuego parecido a la pesca del Stardew Valley, si no controlamos al personaje que cava, tendremos que preocuparnos en llevarle agua y comida regularmente, a medida que pasan los días, deberíamos alternar entre el personaje que cava para no bajar la barra de relación entre estos, si no se varia y siempre se cava con el mismo personaje, la relación que tendrá este con los otros 2, sera mala.</text:p>
      <text:p text:style-name="P3"/>
      <text:p text:style-name="P10">Nota 4: Una mala relación con personajes provocara que estos roben objetos y comida mientras se duerme</text:p>
      <text:p text:style-name="P10"/>
      <text:p text:style-name="P8"/>
      <text:p text:style-name="P4"/>
      <text:p text:style-name="P3">La tarea de ese día aparte de cavar, es separar los alimentos podridos del resto (Ya que contaminaran a los alimentos sanos,) y rellenar los envases de agua del grifo (Esta tarea es importante ya que cuando se corte el agua, sera la única manera de obtenerla)</text:p>
      <text:p text:style-name="P3"/>
      <text:p text:style-name="P3"/>
      <text:p text:style-name="P5">3- <text:s/>La plaga</text:p>
      <text:p text:style-name="P3"/>
      <text:p text:style-name="P3">-Una persona trabajara en el agujero (tarea obligatoria para cada día)</text:p>
      <text:p text:style-name="P3"/>
      <text:p text:style-name="P3">-En la habitación principal, unas ratas han entrado dentro del refugio y van directamente a los alimentos. (cada rata junto a un alimento, hará que la resistencia de ese alimento baje un 100% mas rápido.) <text:s/><text:soft-page-break/>Mientras una de las personas trabaja en el agujero, las otras 2 se asignaran la tarea de tapar el agujero con una tabla y un martillo, mientras la otra persona esta haciendo esto, nosotros tenemos que matar rata a rata con un palo, acercarte a ellas y botón de acción.</text:p>
      <text:p text:style-name="P3"/>
      <text:p text:style-name="P3"/>
      <text:p text:style-name="P5">4- Hambruna</text:p>
      <text:p text:style-name="P3"/>
      <text:p text:style-name="P3">-Casi toda la comida desaparece y a mitad del día, el grifo dejara de soltar agua (Si el hambre y la sed de un personaje llega a cero, este se volverá loco y empezara a robar cualquier objeto que pille, y se volverá inútil (No se le podrá poner a cavar)</text:p>
      <text:p text:style-name="P3"/>
      <text:p text:style-name="P3">-Uno de los personajes se pondrá enfermo y quedara inutilizable (Tendremos que buscar una medicina por el escenario) (Si encontramos la medicina se la daremos al personaje enfermo directamente, si no, el otro personaje no controlable la encontrará y se la dará a este. Tendremos que ponernos a cavar nosotros mismos si solo tenemos disponible un personaje.</text:p>
      <text:p text:style-name="P3"/>
      <text:p text:style-name="P3"/>
      <text:p text:style-name="P3"><text:span text:style-name="T4">5- Putrefacción </text:span></text:p>
      <text:p text:style-name="P3"><text:span text:style-name="T4"/></text:p>
      <text:p text:style-name="P3"><text:span text:style-name="T5">-V</text:span>áter y cañerías desbordadas, lo que provocara una mala relación entre todos los personajes</text:p>
      <text:p text:style-name="P3"/>
      <text:p text:style-name="P3">-Tendremos que coger todos los objetos y mudarnos al sótano (Si al final del día no lo hacemos, al día siguiente, <text:s/>2 personajes caerán profundamente enfermos y el enfermo del día 4 morirá) Si lo hacemos, solo morirá el personaje del día 4.</text:p>
      <text:p text:style-name="P3"/>
      <text:p text:style-name="P3"><text:span text:style-name="T4">6- Amistad</text:span> </text:p>
      <text:p text:style-name="P3"/>
      <text:p text:style-name="P3">El rebuscar en el personaje muerto, podremos coger medicina de su cuerpo muerto.</text:p>
      <text:p text:style-name="P3">La relación entre los 2 protagonistas es un verdadero peligro para la supervivencia, a mitad del día, el personaje que cava, intentara matarnos cuando vayamos a hablar con el. (Aquí o nos mata y pasaremos a tener el control del asesino, o lo mataremos y nos quedaremos con el único superviviente) 2 Minutos después del altercado, el superviviente se mareara y caerá dormido.</text:p>
      <text:p text:style-name="P3"/>
      <text:p text:style-name="P3"><text:span text:style-name="T4">7- Canibalismo</text:span></text:p>
      <text:p text:style-name="P3"><text:span text:style-name="T4"/></text:p>
      <text:p text:style-name="P3"><text:s/>Todo cambia ese día. Todo adquiere un tono más oscuro y la locura general está presente, ese día nos obsesionaremos con cavar y el agujero sera muchísimo mas profundo y tendrá aspecto de Útero. En el agujero solo podremos meternos si estamos a 4 patas. (Este dia solo podremos cavar y cavar sin parar)</text:p>
      <text:p text:style-name="P3"/>
      <text:p text:style-name="P3"><text:span text:style-name="T4">8- Techluka</text:span> (Descenlace)</text:p>
      <text:p text:style-name="P3"/>
      <text:p text:style-name="P3">Accederemos a un pequeñísimo pasillo que va hacia abajo, por el que solo podemos pasar arrastrándonos. El agujero sera cada vez mas y mas estrecho. (Desenlace x)</text:p>
      <text:p text:style-name="P3"/>
      <text:p text:style-name="P3"/>
      <text:p text:style-name="P3"><text:s text:c="49"/>--------------------------------------------</text:p>
      <text:p text:style-name="P3"/>
      <text:p text:style-name="P7">Si decidimos controlar al personaje que cava y no hacemos nada, o no cavamos lo suficiente, al día siguiente, uno de los personajes no controlable se volverá paranoico y matara al otro, para después intentar matarnos a nosotros. Si nos mata, pasaremos a controlarlo a el y al día siguiente una plaga de ratas incontrolable aparecerá. Si lo matamos, estaremos obligados a practicar canibalismo para no morir de hambre, si lo hacemos, al día siguiente aparecerá una plaga de ratas que nos obligara a meternos en el agujero y sellarlo, lo que nos obligara a cavar sin parar hasta el desenlac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inherit" svg:font-family="inherit"/>
    <style:font-face style:name="Arial2" svg:font-family="Arial" style:font-family-generic="swiss"/>
    <style:font-face style:name="Sitka Heading" svg:font-family="'Sitka Headin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uillaumes Frias</meta:initial-creator>
    <meta:creation-date>2017-01-20T21:49:22.93</meta:creation-date>
    <dc:date>2017-02-19T18:20:10.25</dc:date>
    <dc:creator>Daniel Guillaumes Frias</dc:creator>
    <meta:editing-duration>PT2H52M45S</meta:editing-duration>
    <meta:editing-cycles>9</meta:editing-cycles>
    <meta:generator>OpenOffice/4.1.2$Win32 OpenOffice.org_project/412m3$Build-9782</meta:generator>
    <meta:document-statistic meta:table-count="0" meta:image-count="0" meta:object-count="0" meta:page-count="2" meta:paragraph-count="36" meta:word-count="1094" meta:character-count="6403"/>
  </office:meta>
</office:document-meta>
</file>